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52cm" svg:y="1.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19cm" svg:y="1.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38cm" svg:y="1.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.014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076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19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581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19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381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81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43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81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62cm" svg:y="1.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4:57:55.911678825</dc:date>
    <meta:editing-duration>PT10M13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04cm" svg:y="6.231cm" chart:style-name="ch6">
              <text:p>fraction of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66.14">
                <text:p>66.14</text:p>
              </table:table-cell>
              <table:table-cell office:value-type="float" office:value="0.08">
                <text:p>0.08</text:p>
              </table:table-cell>
              <table:table-cell office:value-type="float" office:value="7.81">
                <text:p>7.81</text:p>
              </table:table-cell>
              <table:table-cell office:value-type="float" office:value="1.46">
                <text:p>1.46</text:p>
              </table:table-cell>
              <table:table-cell office:value-type="float" office:value="4.75">
                <text:p>4.75</text:p>
              </table:table-cell>
              <table:table-cell office:value-type="float" office:value="36.14">
                <text:p>36.14</text:p>
              </table:table-cell>
              <table:table-cell office:value-type="float" office:value="72.85">
                <text:p>72.85</text:p>
              </table:table-cell>
              <table:table-cell office:value-type="float" office:value="7.03">
                <text:p>7.0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7.46">
                <text:p>7.46</text:p>
              </table:table-cell>
              <table:table-cell office:value-type="float" office:value="24.18">
                <text:p>24.18</text:p>
              </table:table-cell>
              <table:table-cell office:value-type="float" office:value="0.21">
                <text:p>0.21</text:p>
              </table:table-cell>
              <table:table-cell office:value-type="float" office:value="0.43">
                <text:p>0.43</text:p>
              </table:table-cell>
              <table:table-cell office:value-type="float" office:value="2.99">
                <text:p>2.99</text:p>
              </table:table-cell>
              <table:table-cell office:value-type="float" office:value="0.13">
                <text:p>0.13</text:p>
              </table:table-cell>
              <table:table-cell office:value-type="float" office:value="40.55">
                <text:p>40.55</text:p>
              </table:table-cell>
              <table:table-cell office:value-type="float" office:value="NaN">
                <text:p>NaN</text:p>
              </table:table-cell>
              <table:table-cell office:value-type="float" office:value="15.1777777777778">
                <text:p>15.1777777777778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3.86">
                <text:p>33.86</text:p>
              </table:table-cell>
              <table:table-cell office:value-type="float" office:value="99.92">
                <text:p>99.92</text:p>
              </table:table-cell>
              <table:table-cell office:value-type="float" office:value="92.19">
                <text:p>92.19</text:p>
              </table:table-cell>
              <table:table-cell office:value-type="float" office:value="98.54">
                <text:p>98.54</text:p>
              </table:table-cell>
              <table:table-cell office:value-type="float" office:value="95.25">
                <text:p>95.25</text:p>
              </table:table-cell>
              <table:table-cell office:value-type="float" office:value="63.86">
                <text:p>63.86</text:p>
              </table:table-cell>
              <table:table-cell office:value-type="float" office:value="27.15">
                <text:p>27.15</text:p>
              </table:table-cell>
              <table:table-cell office:value-type="float" office:value="92.97">
                <text:p>92.9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92.54">
                <text:p>92.54</text:p>
              </table:table-cell>
              <table:table-cell office:value-type="float" office:value="75.82">
                <text:p>75.82</text:p>
              </table:table-cell>
              <table:table-cell office:value-type="float" office:value="99.79">
                <text:p>99.79</text:p>
              </table:table-cell>
              <table:table-cell office:value-type="float" office:value="99.57">
                <text:p>99.57</text:p>
              </table:table-cell>
              <table:table-cell office:value-type="float" office:value="97.01">
                <text:p>97.01</text:p>
              </table:table-cell>
              <table:table-cell office:value-type="float" office:value="99.87">
                <text:p>99.87</text:p>
              </table:table-cell>
              <table:table-cell office:value-type="float" office:value="59.45">
                <text:p>59.45</text:p>
              </table:table-cell>
              <table:table-cell office:value-type="float" office:value="NaN">
                <text:p>NaN</text:p>
              </table:table-cell>
              <table:table-cell office:value-type="float" office:value="84.8222222222222">
                <text:p>84.82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